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 style:list-style-name="L1">
      <style:text-properties officeooo:paragraph-rsid="000cd858"/>
    </style:style>
    <style:style style:name="P3" style:family="paragraph" style:parent-style-name="Text_20_body" style:list-style-name="L2"/>
    <style:style style:name="T1" style:family="text">
      <style:text-properties fo:color="#c9211e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0cd8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:</text:p>
      <text:list xml:id="list264420192" text:style-name="L1">
        <text:list-item>
          <text:p text:style-name="P2">docker run -d --name <text:span text:style-name="T1">httpGit </text:span>-p 80:80 -v <text:span text:style-name="T2">C:\Users\</text:span><text:span text:style-name="T3">DAW</text:span><text:span text:style-name="T2">\</text:span><text:span text:style-name="T1">httpGit</text:span>:/usr/local/apache2/htdocs httpd</text:p>
        </text:list-item>
      </text:list>
      <text:p text:style-name="Text_20_body">Enlace a la web:</text:p>
      <text:list xml:id="list1105300646" text:style-name="L2">
        <text:list-item>
          <text:p text:style-name="P3"><text:a xlink:type="simple" xlink:href="https://youtu.be/EWm7AnFVSAU" text:style-name="Internet_20_link" text:visited-style-name="Visited_20_Internet_20_Link">https://youtu.be/EWm7AnFVSAU</text:a></text:p>
        </text:list-item>
        <text:list-item>
          <text:p text:style-name="P3">https://docs.github.com/es/pages/getting-started-with-github-pages/creating-a-github-pages-site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51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5:25:22.862535815</meta:creation-date>
    <dc:date>2022-10-28T05:30:55.124927752</dc:date>
    <meta:editing-duration>PT5M32S</meta:editing-duration>
    <meta:editing-cycles>1</meta:editing-cycles>
    <meta:document-statistic meta:table-count="0" meta:image-count="0" meta:object-count="0" meta:page-count="1" meta:paragraph-count="5" meta:word-count="21" meta:character-count="243" meta:non-whitespace-character-count="231"/>
    <meta:generator>LibreOffice/7.3.6.2$Linux_X86_64 LibreOffice_project/30$Build-2</meta:generator>
  </office:meta>
</office:document-meta>
</file>